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55cm" fo:min-width="4.898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98cm" svg:height="1.905cm" svg:x="7.032cm" svg:y="5.762cm">
          <text:p text:style-name="P1">Global Exit Merkle Tree root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89cm" svg:y1="7.667cm" svg:x2="6.715cm" svg:y2="10.842cm">
          <text:p/>
        </draw:line>
        <draw:line draw:style-name="gr2" draw:text-style-name="P3" draw:layer="layout" svg:x1="9.915cm" svg:y1="7.668cm" svg:x2="13.09cm" svg:y2="10.843cm">
          <text:p/>
        </draw:line>
        <draw:custom-shape draw:style-name="gr1" draw:text-style-name="P2" draw:layer="layout" svg:width="5.398cm" svg:height="1.905cm" svg:x="3.939cm" svg:y="10.86cm">
          <text:p text:style-name="P1">L1 Exit Merkle Tree roo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98cm" svg:height="1.905cm" svg:x="10.439cm" svg:y="10.86cm">
          <text:p text:style-name="P1">L2 Exit Merkle Tree roo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5T15:17:00.311716428</meta:creation-date>
    <dc:date>2022-12-05T15:19:49.876682814</dc:date>
    <meta:editing-duration>PT2M49S</meta:editing-duration>
    <meta:editing-cycles>1</meta:editing-cycles>
    <meta:generator>LibreOffice/7.3.7.2$Linux_X86_64 LibreOffice_project/30$Build-2</meta:generator>
    <meta:document-statistic meta:object-count="5"/>
  </office:meta>
</office:document-meta>
</file>